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4.06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map style:condition="cell-content()&lt;2" style:apply-style-name="Untitled1" style:base-cell-address="Sheet1.J3"/>
      <style:map style:condition="cell-content()=2" style:apply-style-name="Untitled2" style:base-cell-address="Sheet1.J3"/>
      <style:map style:condition="cell-content()&gt;=3" style:apply-style-name="Untitled3" style:base-cell-address="Sheet1.J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2"/>
          <table:table-cell table:style-name="ce4" office:value-type="string">
            <text:p>Total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erserk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:.G3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ulwark</text:p>
          </table:table-cell>
          <table:table-cell table:style-name="ce5" table:number-columns-repeated="6"/>
          <table:table-cell table:number-columns-repeated="2"/>
          <table:table-cell table:style-name="ce6" table:formula="of:=6-COUNTBLANK([.B4:.G4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rch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0.991cm" svg:x="11.938cm" svg:y="0.367cm" draw:caption-point-x="-0.61cm" draw:caption-point-y="1.512cm">
              <dc:date>2012-06-08T00:00:00</dc:date>
              <text:p text:style-name="P1"><text:span text:style-name="T1">Arrows fired at all foes in sight</text:span></text:p>
            </office:annotation>
            <text:p>Rain of Arrows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8.154cm" svg:y="0.367cm" draw:caption-point-x="-0.61cm" draw:caption-point-y="1.512cm">
              <dc:date>2012-06-08T00:00:00</dc:date>
              <text:p text:style-name="P1"><text:span text:style-name="T1">Fires X (10 or so) bolst a a 3x3 target area for massive damage</text:span></text:p>
            </office:annotation>
            <text:p>Massive Shot</text:p>
          </table:table-cell>
          <table:table-cell table:number-columns-repeated="2"/>
          <table:table-cell table:style-name="ce6" table:formula="of:=6-COUNTBLANK([.B5:.G5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Arcane 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6:.G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rawler</text:p>
          </table:table-cell>
          <table:table-cell table:style-name="ce5" table:number-columns-repeated="6"/>
          <table:table-cell table:number-columns-repeated="2"/>
          <table:table-cell table:style-name="ce6" table:formula="of:=6-COUNTBLANK([.B7:.G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ogue</text:p>
          </table:table-cell>
          <table:table-cell/>
          <table:table-cell office:value-type="string">
            <office:annotation draw:style-name="gr1" draw:text-style-name="P1" svg:width="2.899cm" svg:height="1.386cm" svg:x="11.938cm" svg:y="2.237cm" draw:caption-point-x="-0.61cm" draw:caption-point-y="1.512cm">
              <dc:date>2012-06-08T00:00:00</dc:date>
              <text:p text:style-name="P1"><text:span text:style-name="T1">Allows to parry incomming projectiles</text:span></text:p>
            </office:annotation>
            <text:p>Uncanny Deflection</text:p>
          </table:table-cell>
          <table:table-cell table:style-name="ce5" table:number-columns-repeated="3"/>
          <table:table-cell table:style-name="ce5" office:value-type="string">
            <text:p>Eye of the Tiger</text:p>
          </table:table-cell>
          <table:table-cell table:number-columns-repeated="2"/>
          <table:table-cell table:style-name="ce6" table:formula="of:=6-COUNTBLANK([.B9:.G9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hadowblade</text:p>
          </table:table-cell>
          <table:table-cell table:style-name="ce5" table:number-columns-repeated="5"/>
          <table:table-cell table:style-name="ce5" office:value-type="string">
            <office:annotation draw:style-name="gr1" draw:text-style-name="P1" svg:width="2.899cm" svg:height="2.966cm" svg:x="28.154cm" svg:y="2.702cm" draw:caption-point-x="-0.61cm" draw:caption-point-y="1.514cm">
              <dc:date>2012-06-08T00:00:00</dc:date>
              <text:p text:style-name="P1"><text:span text:style-name="T1">For X turns when hit in melee has X% chances to teleport to and adjacent grid and fire a normal melee attack</text:span></text:p>
            </office:annotation>
            <text:p>Trickster</text:p>
          </table:table-cell>
          <table:table-cell table:number-columns-repeated="2"/>
          <table:table-cell table:style-name="ce6" table:formula="of:=6-COUNTBLANK([.B10:.G10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Maraud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1:.G1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lchemist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4.103cm" draw:caption-point-x="-0.61cm" draw:caption-point-y="1.516cm">
              <dc:date>2011-11-22T00:00:00</dc:date>
              <text:p text:style-name="P1"><text:span text:style-name="T1">Player &amp; golem share the same (bigger) health pool</text:span></text:p>
              <text:p text:style-name="P1"><text:span text:style-name="T1"/></text:p>
            </office:annotation>
            <text:p>Linked Destinies</text:p>
          </table:table-cell>
          <table:table-cell table:style-name="ce5" table:number-columns-repeated="2"/>
          <table:table-cell table:number-columns-repeated="2"/>
          <table:table-cell table:style-name="ce6" table:formula="of:=6-COUNTBLANK([.B13:.G1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569cm" draw:caption-point-x="-0.61cm" draw:caption-point-y="1.517cm">
              <dc:date>2012-06-08T00:00:00</dc:date>
              <text:p text:style-name="P1"><text:span text:style-name="T1">A raging storm of destruction; impossible to avoid effects even for the caster</text:span></text:p>
            </office:annotation>
            <text:p>Arcane Tempest</text:p>
          </table:table-cell>
          <table:table-cell table:style-name="ce5" office:value-type="string">
            <office:annotation draw:style-name="gr1" draw:text-style-name="P1" svg:width="2.899cm" svg:height="3.361cm" svg:x="24.1cm" svg:y="4.569cm" draw:caption-point-x="-0.61cm" draw:caption-point-y="1.517cm">
              <dc:date>2012-06-24T00:00:00</dc:date>
              <text:p text:style-name="P1"><text:span text:style-name="T1">Fires X meteors at the target area; turning the ground into lava; doing fire+physical upon impact &amp; chance to stun</text:span></text:p>
            </office:annotation>
            <text:p>Meteor Rain</text:p>
          </table:table-cell>
          <table:table-cell table:style-name="ce5" office:value-type="string">
            <office:annotation draw:style-name="gr1" draw:text-style-name="P1" svg:width="2.899cm" svg:height="12.446cm" svg:x="28.154cm" svg:y="4.569cm" draw:caption-point-x="-0.61cm" draw:caption-point-y="1.517cm">
              <dc:date>2012-06-08T00:00:00</dc:date>
              <text:p text:style-name="P1"><text:span text:style-name="T1">Sustain; when you deal a critical:</text:span></text:p>
              <text:p text:style-name="P1"><text:span text:style-name="T1">Fire spell: you a wrought by purifying flames; removing X effects</text:span></text:p>
              <text:p text:style-name="P1"><text:span text:style-name="T1">Cold spell: your skin turns into ice crystals; reflecting some incomming spells</text:span></text:p>
              <text:p text:style-name="P1"><text:span text:style-name="T1">Lightning spell: you become a living lighning: when struck you have a chance to have moved tto an adjacent location and ignore the damage</text:span></text:p>
              <text:p text:style-name="P1"><text:span text:style-name="T1">Physical spell: your skin hardens to he point of nullyfing all physical effects for X turns</text:span></text:p>
            </office:annotation>
            <text:p>Elemental Unity</text:p>
          </table:table-cell>
          <table:table-cell table:number-columns-repeated="2"/>
          <table:table-cell table:style-name="ce6" table:formula="of:=6-COUNTBLANK([.B14:.G14])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Necromanc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6.126cm" svg:x="20.046cm" svg:y="5.042cm" draw:caption-point-x="-0.61cm" draw:caption-point-y="1.512cm">
              <dc:date>2012-06-08T00:00:00</dc:date>
              <text:p text:style-name="P1"><text:span text:style-name="T1">Only available to undead PCs, passive, permanently boost Magic by +5/all Damage by +5%/boosts Life and Mana Regen by 1.00. Ghouls and Skeletons gain a small portion of the usual Lichform benefits as well</text:span></text:p>
            </office:annotation>
            <text:p>Archlich's Majesty</text:p>
          </table:table-cell>
          <table:table-cell table:style-name="ce5" office:value-type="string">
            <text:p>Soul Harvest</text:p>
          </table:table-cell>
          <table:table-cell table:style-name="ce5"/>
          <table:table-cell table:number-columns-repeated="2"/>
          <table:table-cell table:style-name="ce6" table:formula="of:=6-COUNTBLANK([.B15:.G15])" office:value-type="float" office:value="2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ummoner</text:p>
          </table:table-cell>
          <table:table-cell table:style-name="ce5" table:number-columns-repeated="4"/>
          <table:table-cell/>
          <table:table-cell table:style-name="ce5"/>
          <table:table-cell table:number-columns-repeated="2"/>
          <table:table-cell table:style-name="ce6" table:formula="of:=6-COUNTBLANK([.B17:.G1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rmic</text:p>
          </table:table-cell>
          <table:table-cell table:style-name="ce5" office:value-type="string">
            <office:annotation draw:style-name="gr1" draw:text-style-name="P1" svg:width="2.899cm" svg:height="6.126cm" svg:x="7.884cm" svg:y="6.466cm" draw:caption-point-x="-0.61cm" draw:caption-point-y="1.516cm">
              <dc:date>2012-06-08T00:00:00</dc:date>
              <text:p text:style-name="P1"><text:span text:style-name="T1"><text:s/></text:span><text:span text:style-name="T1">sustain/passive; each time you breath you get a temp effect for a a few turns, this temp effect allows you to use a new chromatic breath which will deal damage based on the last breaths you did; the more you did the more it does</text:span></text:p>
            </office:annotation>
            <text:p>Chromatic Pow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6.467cm" draw:caption-point-x="-0.61cm" draw:caption-point-y="1.515cm">
              <dc:date>2012-06-08T00:00:00</dc:date>
              <text:p text:style-name="P1"><text:span text:style-name="T1">When pushed bellow X% life, heals back to Y%; only can happen every Z turns</text:span></text:p>
            </office:annotation>
            <text:p>Draconic Bod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1.781cm" svg:x="24.1cm" svg:y="6.466cm" draw:caption-point-x="-0.61cm" draw:caption-point-y="1.516cm">
              <dc:date>2012-06-08T00:00:00</dc:date>
              <text:p text:style-name="P1"><text:span text:style-name="T1">For a while no negative status effects can affect you</text:span></text:p>
            </office:annotation>
            <text:p>Dragon's Will</text:p>
          </table:table-cell>
          <table:table-cell table:style-name="ce5"/>
          <table:table-cell table:number-columns-repeated="2"/>
          <table:table-cell table:style-name="ce6" table:formula="of:=6-COUNTBLANK([.B18:.G18])" office:value-type="float" office:value="3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4.151cm" svg:x="7.884cm" svg:y="7.4cm" draw:caption-point-x="-0.61cm" draw:caption-point-y="1.517cm">
              <dc:date>2012-06-08T00:00:00</dc:date>
              <text:p text:style-name="P1"><text:span text:style-name="T1">For X turns pulls all foes 1 step toward the caster; each turn the closest foes are they more they take light/fire/physical damage</text:span></text:p>
              <text:p text:style-name="P1"><text:span text:style-name="T1"/></text:p>
            </office:annotation>
            <text:p>Irresistible Sun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7.4cm" draw:caption-point-x="-0.61cm" draw:caption-point-y="1.517cm">
              <dc:date>2011-11-21T00:00:00</dc:date>
              <text:p text:style-name="P1"><text:span text:style-name="T1">Shield; all damage taken is /100 and goes to power Positive energy; when full it explodes</text:span></text:p>
            </office:annotation>
            <text:p>Fortress of Light</text:p>
          </table:table-cell>
          <table:table-cell table:style-name="ce5" office:value-type="string">
            <office:annotation draw:style-name="gr1" draw:text-style-name="P1" svg:width="2.899cm" svg:height="4.941cm" svg:x="20.046cm" svg:y="7.401cm" draw:caption-point-x="-0.61cm" draw:caption-point-y="1.516cm">
              <dc:date>2012-06-08T00:00:00</dc:date>
              <text:p text:style-name="P1"><text:span text:style-name="T1">Each time positive energy maxes out a timed effect appears; any exedent energy during the efefct pwoers it up; when it runs out a big boom goes off</text:span></text:p>
              <text:p text:style-name="P1"><text:span text:style-name="T1"/></text:p>
            </office:annotation>
            <text:p>Supernovae</text:p>
          </table:table-cell>
          <table:table-cell table:style-name="ce5" table:number-columns-repeated="2"/>
          <table:table-cell table:number-columns-repeated="2"/>
          <table:table-cell table:style-name="ce6" table:formula="of:=6-COUNTBLANK([.B20:.G20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norithil</text:p>
          </table:table-cell>
          <table:table-cell table:style-name="ce5" table:number-columns-repeated="6"/>
          <table:table-cell table:number-columns-repeated="2"/>
          <table:table-cell table:style-name="ce6" table:formula="of:=6-COUNTBLANK([.B21:.G2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eav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8.808cm" draw:caption-point-x="-0.61cm" draw:caption-point-y="1.512cm">
              <dc:date>2012-06-08T00:00:00</dc:date>
              <text:p text:style-name="P1"><text:span text:style-name="T1">Al lfoes in a radius 5 around the caster get plagued with a random disease</text:span></text:p>
            </office:annotation>
            <text:p>Mass Plague</text:p>
          </table:table-cell>
          <table:table-cell table:style-name="ce5" table:number-columns-repeated="2"/>
          <table:table-cell table:number-columns-repeated="2"/>
          <table:table-cell table:style-name="ce6" table:formula="of:=6-COUNTBLANK([.B23:.G2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9.27cm" draw:caption-point-x="-0.61cm" draw:caption-point-y="1.517cm">
              <dc:date>2012-06-08T00:00:00</dc:date>
              <text:p text:style-name="P1"><text:span text:style-name="T1">Corruptions have a chance to trigger special crosstier effects</text:span></text:p>
            </office:annotation>
            <text:p>Blighted Supremac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4.941cm" svg:x="28.154cm" svg:y="9.275cm" draw:caption-point-x="-0.61cm" draw:caption-point-y="1.512cm">
              <dc:date>2012-06-08T00:00:00</dc:date>
              <text:p text:style-name="P1"><text:span text:style-name="T1">all acid damage you do from any source has a DoT effect like acid splash, all blight damage from any source has a change to cause disease, and all darkness damage has a change to blind.</text:span></text:p>
            </office:annotation>
            <text:p>Endless Woes</text:p>
          </table:table-cell>
          <table:table-cell table:number-columns-repeated="2"/>
          <table:table-cell table:style-name="ce6" table:formula="of:=6-COUNTBLANK([.B24:.G24])" office:value-type="float" office:value="2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ursed</text:p>
          </table:table-cell>
          <table:table-cell table:style-name="ce5" table:number-columns-repeated="6"/>
          <table:table-cell table:number-columns-repeated="2"/>
          <table:table-cell table:style-name="ce6" table:formula="of:=6-COUNTBLANK([.B26:.G2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Doomed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3.361cm" svg:x="24.1cm" svg:y="10.674cm" draw:caption-point-x="-0.61cm" draw:caption-point-y="1.515cm">
              <dc:date>2011-11-22T00:00:00</dc:date>
              <text:p text:style-name="P1"><text:span text:style-name="T1">Each time something is killed with mind damage it becomes your thrall for X turns and then dies</text:span></text:p>
              <text:p text:style-name="P1"><text:span text:style-name="T1"/></text:p>
            </office:annotation>
            <text:p>Mindless Thrall</text:p>
          </table:table-cell>
          <table:table-cell table:style-name="ce5"/>
          <table:table-cell table:number-columns-repeated="2"/>
          <table:table-cell table:style-name="ce6" table:formula="of:=6-COUNTBLANK([.B27:.G27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2"/>
          <table:table-cell table:style-name="ce6" table:formula="of:=6-COUNTBLANK([.B29:.G29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2"/>
          <table:table-cell table:style-name="ce6" table:formula="of:=6-COUNTBLANK([.B30:.G30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indslay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2:.G32])" office:value-type="float" office:value="0">
            <text:p>0</text:p>
          </table:table-cell>
          <table:table-cell table:number-columns-repeated="1014"/>
        </table:table-row>
        <table:table-row table:style-name="ro1" table:number-rows-repeated="20">
          <table:table-cell/>
          <table:table-cell table:style-name="ce5" table:number-columns-repeated="6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aecf00"/>
    </style:style>
    <style:style style:name="Untitled3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24/06/2012</text:date>, <text:time>18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2-06-24T18:21:36</dc:date>
    <meta:editing-duration>P1DT2H57M20S</meta:editing-duration>
    <meta:editing-cycles>27</meta:editing-cycles>
    <meta:generator>LibreOffice/3.3$Unix LibreOffice_project/330m19$Build-8</meta:generator>
    <meta:document-statistic meta:table-count="3" meta:cell-count="73" meta:object-count="0"/>
  </office:meta>
</office:document-meta>
</file>